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5.727cm"/>
    </style:style>
    <style:style style:name="co3" style:family="table-column">
      <style:table-column-properties fo:break-before="auto" style:column-width="6.98cm"/>
    </style:style>
    <style:style style:name="co4" style:family="table-column">
      <style:table-column-properties fo:break-before="auto" style:column-width="6.272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4.337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3.57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_manipulyator_2020-11-21_14-54-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anufacturer 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</text:p>
          </table:table-cell>
          <table:table-cell office:value-type="string" calcext:value-type="string">
            <text:p>LCSC Assembl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LED128X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_128X6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48" calcext:value-type="float">
            <text:p>414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08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gk1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RGK15.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D-0805_R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0805_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-21SURC/S530-A3/TR8</text:p>
          </table:table-cell>
          <table:table-cell office:value-type="string" calcext:value-type="string">
            <text:p>EVERLIGHT(台湾亿光)</text:p>
          </table:table-cell>
          <table:table-cell/>
          <table:table-cell office:value-type="string" calcext:value-type="string">
            <text:p>C720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MS_1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18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MEGA32U4-A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QFP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toisolator 817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PC817C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D817A3S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FOD817A3SDCT-N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CS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4,C9</text:p>
          </table:table-cell>
          <table:table-cell office:value-type="string" calcext:value-type="string">
            <text:p>CASE-B_352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ASE-B_35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R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G0603MLC-05E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-SMD_4P-L3.2-W2.5-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25-16.00-12-10-10/A</text:p>
          </table:table-cell>
          <table:table-cell office:value-type="string" calcext:value-type="string">
            <text:p>Suzhou Liming Ele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1816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MS1117-5v_RDS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MS_1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AMS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18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H2029-300Y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BEADC2016X130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MBT2222A-1P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SOT-23-3_L3.0-W1.7-P0.95-LS2.9-B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2222A-1P</text:p>
          </table:table-cell>
          <table:table-cell office:value-type="string" calcext:value-type="string">
            <text:p>(MDD) Jiangsu Yutai Ele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6431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080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3,C6,C10,C19</text:p>
          </table:table-cell>
          <table:table-cell office:value-type="string" calcext:value-type="string">
            <text:p>C080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5,C7,C8,C11,C12</text:p>
          </table:table-cell>
          <table:table-cell office:value-type="string" calcext:value-type="string">
            <text:p>C080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1u</text:p>
          </table:table-cell>
          <table:table-cell office:value-type="string" calcext:value-type="string">
            <text:p>C14,C15,C16,C17,C18</text:p>
          </table:table-cell>
          <table:table-cell office:value-type="string" calcext:value-type="string">
            <text:p>C080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1206HI0500V065TM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206HI0500V065TM</text:p>
          </table:table-cell>
          <table:table-cell office:value-type="string" calcext:value-type="string">
            <text:p>AE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1096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SB-B12-BRW</text:p>
          </table:table-cell>
          <table:table-cell office:value-type="string" calcext:value-type="string">
            <text:p>USB1</text:p>
          </table:table-cell>
          <table:table-cell office:value-type="string" calcext:value-type="string">
            <text:p>USB-B-TH_USB-B12-BR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B12-BRW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2055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.5MM JACK BY JT COPY COPY</text:p>
          </table:table-cell>
          <table:table-cell office:value-type="string" calcext:value-type="string">
            <text:p>J1,J2,J3,J4</text:p>
          </table:table-cell>
          <table:table-cell office:value-type="string" calcext:value-type="string">
            <text:p>STEREO 3.5MM JACK BY J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J-324 3.5mmAudio sockets</text:p>
          </table:table-cell>
          <table:table-cell table:number-columns-repeated="3" office:value-type="string" calcext:value-type="string">
            <text:p>jogjatechno.com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1,R6,R7,R12,R13,R14,R15,R16,R17,R18</text:p>
          </table:table-cell>
          <table:table-cell office:value-type="string" calcext:value-type="string">
            <text:p>R0805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4,R5,R9,R10</text:p>
          </table:table-cell>
          <table:table-cell office:value-type="string" calcext:value-type="string">
            <text:p>R080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8,R19,R21,R22</text:p>
          </table:table-cell>
          <table:table-cell office:value-type="string" calcext:value-type="string">
            <text:p>R080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08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08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tary_switch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7-13.75X11.7X6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 switch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MV48XP</text:p>
          </table:table-cell>
          <table:table-cell office:value-type="string" calcext:value-type="string">
            <text:p>Q1,Q2</text:p>
          </table:table-cell>
          <table:table-cell office:value-type="string" calcext:value-type="string">
            <text:p>SOT-23-3_L2.9-W1.3-P1.90-LS2.4-B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V48XP</text:p>
          </table:table-cell>
          <table:table-cell office:value-type="string" calcext:value-type="string">
            <text:p>VBsemi Ele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10049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6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print-date>2020-11-21T14:56:30.947692262</meta:print-date>
    <dc:date>2020-11-21T14:56:42.462305899</dc:date>
    <meta:editing-duration>PT1M52S</meta:editing-duration>
    <meta:editing-cycles>1</meta:editing-cycles>
    <meta:document-statistic meta:table-count="1" meta:cell-count="199" meta:object-count="0"/>
    <meta:generator>LibreOffice/7.0.2.2$Linux_x86 LibreOffice_project/00$Build-2</meta:generator>
  </office:meta>
</office:document-meta>
</file>